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0pt" officeooo:rsid="000308c4" officeooo:paragraph-rsid="000308c4" style:font-size-asian="10pt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0pt" fo:font-weight="bold" officeooo:rsid="000308c4" officeooo:paragraph-rsid="000308c4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0pt" fo:font-weight="bold" officeooo:rsid="000308c4" officeooo:paragraph-rsid="00043600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0pt" fo:font-weight="bold" officeooo:rsid="000308c4" officeooo:paragraph-rsid="00055cab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0pt" fo:font-style="italic" fo:font-weight="normal" officeooo:rsid="00043600" officeooo:paragraph-rsid="00043600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color="#000000" style:font-name="Times new roman" fo:font-size="10pt" fo:font-weight="normal" officeooo:rsid="000308c4" officeooo:paragraph-rsid="00043600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0308c4" officeooo:paragraph-rsid="00043600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0pt" fo:letter-spacing="normal" fo:font-style="normal" fo:font-weight="bold" officeooo:rsid="000308c4" officeooo:paragraph-rsid="00043600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0pt" fo:letter-spacing="normal" fo:font-style="normal" fo:font-weight="bold" officeooo:rsid="00055cab" officeooo:paragraph-rsid="00055cab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0pt" fo:font-weight="bold" officeooo:rsid="00055cab" officeooo:paragraph-rsid="00055cab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0pt" fo:font-weight="bold" officeooo:rsid="000308c4" officeooo:paragraph-rsid="000752cb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0pt" fo:font-weight="bold" officeooo:rsid="000308c4" officeooo:paragraph-rsid="0008a98a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0pt" fo:font-weight="bold" officeooo:rsid="000752cb" officeooo:paragraph-rsid="000752cb" style:font-size-asian="10pt" style:font-weight-asian="bold" style:font-size-complex="10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0pt" fo:font-weight="bold" officeooo:rsid="0008a98a" officeooo:paragraph-rsid="0008a98a" style:font-size-asian="10pt" style:font-weight-asian="bold" style:font-size-complex="10pt" style:font-weight-complex="bold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0pt" fo:font-weight="bold" officeooo:rsid="0008a98a" officeooo:paragraph-rsid="0008a98a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0pt" fo:font-weight="bold" officeooo:rsid="0009d2ce" officeooo:paragraph-rsid="0009d2c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style:font-name="Times new roman" fo:font-size="10pt" fo:font-weight="bold" officeooo:rsid="00055cab" officeooo:paragraph-rsid="00055cab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officeooo:rsid="00043600"/>
    </style:style>
    <style:style style:name="T3" style:family="text">
      <style:text-properties fo:font-variant="normal" fo:text-transform="none" fo:color="#000000" fo:letter-spacing="normal" fo:font-style="normal" officeooo:rsid="00055cab"/>
    </style:style>
    <style:style style:name="T4" style:family="text">
      <style:text-properties fo:font-variant="normal" fo:text-transform="none" fo:color="#000000" fo:letter-spacing="normal" fo:font-style="normal" officeooo:rsid="000752cb"/>
    </style:style>
    <style:style style:name="T5" style:family="text">
      <style:text-properties fo:font-variant="normal" fo:text-transform="none" fo:color="#000000" fo:letter-spacing="normal" fo:font-style="normal" officeooo:rsid="0008a98a"/>
    </style:style>
    <style:style style:name="T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08a98a"/>
    </style:style>
    <style:style style:name="T7" style:family="text">
      <style:text-properties fo:font-variant="normal" fo:text-transform="none" fo:color="#000000" fo:letter-spacing="normal" fo:font-style="normal" officeooo:rsid="0009d2ce"/>
    </style:style>
    <style:style style:name="T8" style:family="text">
      <style:text-properties fo:font-variant="normal" fo:text-transform="none" fo:color="#000000" fo:letter-spacing="normal" fo:font-style="normal" officeooo:rsid="000b633c"/>
    </style:style>
    <style:style style:name="T9" style:family="text">
      <style:text-properties fo:font-variant="normal" fo:text-transform="none" fo:color="#000000" style:text-position="super 58%" fo:letter-spacing="normal" fo:font-style="normal" officeooo:rsid="0008a98a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style:font-style-asian="normal"/>
    </style:style>
    <style:style style:name="T12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13" style:family="text">
      <style:text-properties fo:font-variant="normal" fo:text-transform="none" fo:color="#cc7832" style:font-name="JetBrains Mono" fo:letter-spacing="normal" fo:font-style="normal" fo:font-weight="normal" style:font-style-asian="normal" style:font-weight-asian="normal"/>
    </style:style>
    <style:style style:name="T14" style:family="text">
      <style:text-properties fo:font-variant="normal" fo:text-transform="none" style:font-name="JetBrains Mono" fo:letter-spacing="normal" fo:font-style="normal" fo:font-weight="normal" style:font-style-asian="normal" style:font-weight-asian="normal"/>
    </style:style>
    <style:style style:name="T15" style:family="text">
      <style:text-properties fo:color="#a9b7c6" style:font-name="JetBrains Mono" fo:font-style="normal" fo:font-weight="normal" style:font-style-asian="normal" style:font-weight-asian="normal"/>
    </style:style>
    <style:style style:name="T16" style:family="text">
      <style:text-properties fo:color="#cc7832" style:font-name="JetBrains Mono" fo:font-style="normal" fo:font-weight="normal" style:font-style-asian="normal" style:font-weight-asian="normal"/>
    </style:style>
    <style:style style:name="T17" style:family="text">
      <style:text-properties fo:color="#8888c6" style:font-name="JetBrains Mono" fo:font-style="normal" fo:font-weight="normal" style:font-style-asian="normal" style:font-weight-asian="normal"/>
    </style:style>
    <style:style style:name="T18" style:family="text">
      <style:text-properties fo:color="#6897bb" style:font-name="JetBrains Mono" fo:font-style="normal" fo:font-weight="normal" style:font-style-asian="normal" style:font-weight-asian="normal"/>
    </style:style>
    <style:style style:name="T19" style:family="text">
      <style:text-properties fo:color="#6a8759" style:font-name="JetBrains Mono" fo:font-style="normal" fo:font-weight="normal" style:font-style-asian="normal" style:font-weight-asian="normal"/>
    </style:style>
    <style:style style:name="T20" style:family="text">
      <style:text-properties fo:font-style="normal" style:font-style-asian="normal"/>
    </style:style>
    <style:style style:name="T21" style:family="text">
      <style:text-properties fo:font-style="normal" fo:font-weight="normal" style:font-style-asian="normal" style:font-weight-asian="normal"/>
    </style:style>
    <style:style style:name="T22" style:family="text">
      <style:text-properties fo:font-style="normal" fo:font-weight="normal" style:font-style-asian="normal" style:font-weight-asian="normal"/>
    </style:style>
    <style:style style:name="T23" style:family="text">
      <style:text-properties fo:font-style="normal" fo:font-weight="normal" style:font-style-asian="normal" style:font-weight-asian="normal"/>
    </style:style>
    <style:style style:name="T24" style:family="text">
      <style:text-properties fo:font-style="normal" fo:font-weight="normal" style:font-style-asian="normal" style:font-weight-asian="normal"/>
    </style:style>
    <style:style style:name="T25" style:family="text">
      <style:text-properties fo:font-style="normal" fo:font-weight="normal" style:font-style-asian="normal" style:font-weight-asian="normal"/>
    </style:style>
    <style:style style:name="T26" style:family="text">
      <style:text-properties fo:font-style="normal" fo:font-weight="normal" style:font-style-asian="normal" style:font-weight-asian="normal"/>
    </style:style>
    <style:style style:name="T27" style:family="text">
      <style:text-properties fo:color="#ffc66d" style:font-name="JetBrains Mono" fo:font-style="normal" fo:font-weight="normal" style:font-style-asian="normal" style:font-weight-asian="normal"/>
    </style:style>
    <style:style style:name="T28" style:family="text">
      <style:text-properties style:font-name="JetBrains Mono" fo:font-style="normal" fo:font-weight="normal" style:font-style-asian="normal" style:font-weight-asian="normal"/>
    </style:style>
    <style:style style:name="T29" style:family="text">
      <style:text-properties style:font-name="JetBrains Mono" fo:font-style="normal" fo:font-weight="normal" style:font-style-asian="normal" style:font-weight-asian="normal"/>
    </style:style>
    <style:style style:name="T30" style:family="text">
      <style:text-properties style:font-name="JetBrains Mono" fo:font-style="normal" fo:font-weight="normal" style:font-style-asian="normal" style:font-weight-asian="normal"/>
    </style:style>
    <style:style style:name="T31" style:family="text">
      <style:text-properties style:font-name="JetBrains Mono" fo:font-style="normal" fo:font-weight="normal" style:font-style-asian="normal" style:font-weight-asian="normal"/>
    </style:style>
    <style:style style:name="T32" style:family="text">
      <style:text-properties style:font-name="JetBrains Mono" fo:font-style="normal" fo:font-weight="normal" style:font-style-asian="normal" style:font-weight-asian="normal"/>
    </style:style>
    <style:style style:name="T33" style:family="text">
      <style:text-properties style:font-name="JetBrains Mono" fo:font-style="normal" fo:font-weight="normal" style:font-style-asian="normal" style:font-weight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A DE FUNÇÕES – PROGRAMAÇÃO I</text:p>
      <text:p text:style-name="P2"/>
      <text:p text:style-name="P5">G Raíssa de Azevedo <text:s text:c="86"/>20201bsi0311</text:p>
      <text:p text:style-name="P1"><text:bookmark-start text:name="__DdeLink__18_1791049473"/></text:p>
      <text:p text:style-name="P3"><text:span text:style-name="T1">3.4.3 – </text:span><text:span text:style-name="T2">A avaliação e aproveitamento de uma certa disciplina é feita através de 4 provas mensais no valos de 20 pontos e uma prova final no valor de 40 pontos. A nota final é obtida somando as 3 melhores notas, dentre as provas mensais com a nota da prova final.</text:span><text:bookmark-end text:name="__DdeLink__18_1791049473"/></text:p>
      <text:p text:style-name="P6"><text:span text:style-name="T11">L = []</text:span><text:line-break/><text:span text:style-name="T20">for c in range (1,5):</text:span><text:line-break/><text:span text:style-name="T20"> <text:s text:c="3"/>L.append(int(input ('{}ª nota: '.format(c))))</text:span><text:line-break/><text:span text:style-name="T20">print (L)</text:span><text:line-break/><text:span text:style-name="T20">L.remove(min(L))</text:span><text:line-break/><text:span text:style-name="T20">print (L)</text:span><text:line-break/><text:span text:style-name="T20">L.append (int (input('Prova final: ')))</text:span><text:line-break/><text:span text:style-name="T20">print (L)</text:span><text:line-break/><text:span text:style-name="T20">final = sum (L)</text:span><text:line-break/><text:span text:style-name="T20">print ('Nota final = {}'.format(final))</text:span></text:p>
      <text:p text:style-name="P7"/>
      <text:p text:style-name="P8"/>
      <text:p text:style-name="P4"><text:bookmark-start text:name="__DdeLink__143_3250742012"/><text:span text:style-name="T1">3.4.9 – </text:span><text:span text:style-name="T3">Escrever uma função que receba dois números inteiros, positivos, e determine o produto dos mesmos, utilizando o seguinte método de multiplicação:</text:span></text:p>
      <text:p text:style-name="P9">- Dividir sucessivamente o primeiro número por 2, até que se obtenha 1 como quociente;</text:p>
      <text:p text:style-name="P9">- Paralelamente, dobrar sucessivamente o segundo número;</text:p>
      <text:p text:style-name="P9">- Somar os números da segunda coluna que tenham um número ímpar na primeira coluna. O total obtido é o produto procurado.</text:p>
      <text:p text:style-name="P10"><text:span text:style-name="T1">A seguir, escrever um algoritmo que leia 10 pares de números, calcule e escreva s respectivos produtos usando a função anterior.</text:span><text:bookmark-end text:name="__DdeLink__143_3250742012"/></text:p>
      <text:p text:style-name="P17"><text:span text:style-name="T12">def </text:span><text:span text:style-name="T21">f_multiplica</text:span><text:span text:style-name="T21">(a</text:span><text:span text:style-name="T21">,</text:span><text:span text:style-name="T21">b):</text:span><text:line-break/><text:span text:style-name="T21"> <text:s text:c="3"/>s = </text:span><text:span text:style-name="T21">0</text:span><text:line-break/><text:span text:style-name="T21"> <text:s text:c="3"/></text:span><text:span text:style-name="T21">while </text:span><text:span text:style-name="T21">(a &gt;= </text:span><text:span text:style-name="T21">1</text:span><text:span text:style-name="T21">):</text:span><text:line-break/><text:span text:style-name="T21"> <text:s text:c="7"/></text:span><text:span text:style-name="T21">if </text:span><text:span text:style-name="T21">(a % </text:span><text:span text:style-name="T21">2 </text:span><text:span text:style-name="T21">== </text:span><text:span text:style-name="T21">1</text:span><text:span text:style-name="T21">):</text:span><text:line-break/><text:span text:style-name="T21"> <text:s text:c="11"/>s = s + b</text:span><text:line-break/><text:span text:style-name="T21"> <text:s text:c="7"/>a = a//</text:span><text:span text:style-name="T21">2</text:span><text:line-break/><text:span text:style-name="T21"> <text:s text:c="7"/></text:span><text:span text:style-name="T21">b = b *</text:span><text:span text:style-name="T21">2</text:span><text:line-break/><text:span text:style-name="T21"> <text:s text:c="3"/></text:span><text:span text:style-name="T21">return </text:span><text:span text:style-name="T21">s</text:span><text:line-break/><text:line-break/><text:line-break/><text:span text:style-name="T21">def </text:span><text:span text:style-name="T21">main</text:span><text:span text:style-name="T21">():</text:span><text:line-break/><text:span text:style-name="T21"> <text:s text:c="3"/>x = </text:span><text:span text:style-name="T21">int</text:span><text:span text:style-name="T21">(</text:span><text:span text:style-name="T21">input</text:span><text:span text:style-name="T21">(</text:span><text:span text:style-name="T21">"x: "</text:span><text:span text:style-name="T21">))</text:span><text:line-break/><text:span text:style-name="T21"> <text:s text:c="3"/>y = </text:span><text:span text:style-name="T21">int</text:span><text:span text:style-name="T21">(</text:span><text:span text:style-name="T21">input</text:span><text:span text:style-name="T21">(</text:span><text:span text:style-name="T21">"y: "</text:span><text:span text:style-name="T21">))</text:span><text:line-break/><text:span text:style-name="T21"> <text:s text:c="3"/></text:span><text:span text:style-name="T21">print</text:span><text:span text:style-name="T21">(f_multiplica(x</text:span><text:span text:style-name="T21">,</text:span><text:span text:style-name="T21">y))</text:span><text:line-break/><text:span text:style-name="T21">main()</text:span><text:line-break/><text:soft-page-break/><text:span text:style-name="T21">def </text:span><text:span text:style-name="T21">f_multiplica</text:span><text:span text:style-name="T21">():</text:span><text:line-break/><text:span text:style-name="T21"> <text:s text:c="3"/>s = </text:span><text:span text:style-name="T21">0</text:span><text:line-break/><text:span text:style-name="T21"> <text:s text:c="3"/></text:span><text:span text:style-name="T21">a = </text:span><text:span text:style-name="T21">int </text:span><text:span text:style-name="T21">(</text:span><text:span text:style-name="T21">input </text:span><text:span text:style-name="T21">(</text:span><text:span text:style-name="T21">'A = '</text:span><text:span text:style-name="T21">))</text:span><text:line-break/><text:span text:style-name="T21"> <text:s text:c="3"/>b = </text:span><text:span text:style-name="T21">int </text:span><text:span text:style-name="T21">(</text:span><text:span text:style-name="T21">input </text:span><text:span text:style-name="T21">(</text:span><text:span text:style-name="T21">'B = '</text:span><text:span text:style-name="T21">))</text:span><text:line-break/><text:span text:style-name="T21"> <text:s text:c="3"/></text:span><text:span text:style-name="T21">while </text:span><text:span text:style-name="T21">(a &gt;=</text:span><text:span text:style-name="T21">1</text:span><text:span text:style-name="T21">):</text:span><text:line-break/><text:span text:style-name="T21"> <text:s text:c="7"/></text:span><text:span text:style-name="T21">if </text:span><text:span text:style-name="T21">(a%</text:span><text:span text:style-name="T21">2 </text:span><text:span text:style-name="T21">== </text:span><text:span text:style-name="T21">1</text:span><text:span text:style-name="T21">):</text:span><text:line-break/><text:span text:style-name="T21"> <text:s text:c="11"/>s += b</text:span><text:line-break/><text:span text:style-name="T21"> <text:s text:c="7"/>a = a//</text:span><text:span text:style-name="T21">2</text:span><text:line-break/><text:span text:style-name="T21"> <text:s text:c="7"/></text:span><text:span text:style-name="T21">b = b*</text:span><text:span text:style-name="T21">2</text:span><text:line-break/><text:span text:style-name="T21"> <text:s text:c="3"/></text:span><text:span text:style-name="T21">return </text:span><text:span text:style-name="T21">s</text:span><text:line-break/><text:line-break/><text:line-break/><text:span text:style-name="T21">def </text:span><text:span text:style-name="T21">main</text:span><text:span text:style-name="T21">():</text:span></text:p>
      <text:p text:style-name="P17"><text:span text:style-name="T10"/></text:p>
      <text:p text:style-name="P10"><text:span text:style-name="T1"/></text:p>
      <text:p text:style-name="P10"><text:span text:style-name="T1"/></text:p>
      <text:p text:style-name="P11"><text:bookmark-start text:name="__DdeLink__1860_3250742012"/><text:span text:style-name="T1">3.4.10 – </text:span><text:span text:style-name="T4">Determinar os números inteiros menores que 5.000, que são quadrados perfeitos e, também são capicuas.</text:span></text:p>
      <text:p text:style-name="P13"><text:span text:style-name="T1">Capicuas – São números que tem o mesmo valor se lidos da esquerda para a direita ou da direita para a esquerda.</text:span></text:p>
      <text:p text:style-name="P14"><text:span text:style-name="T1">Deverão ser escritos os seguintes algoritmos:</text:span></text:p>
      <text:list xml:id="list4006914248" text:style-name="L1">
        <text:list-item>
          <text:p text:style-name="P15"><text:span text:style-name="T1">Um módulo principal;</text:span></text:p>
        </text:list-item>
        <text:list-item>
          <text:p text:style-name="P15"><text:span text:style-name="T1">Uma função que calcule quantos algarismos tem um determinado número inteiro;</text:span></text:p>
        </text:list-item>
        <text:list-item>
          <text:p text:style-name="P15"><text:span text:style-name="T1">Um sub-rotina para separar um número em N algarismos;</text:span></text:p>
        </text:list-item>
        <text:list-item>
          <text:p text:style-name="P15"><text:span text:style-name="T1">Uma sub-rotina para formar os números na ordem inversa.</text:span><text:bookmark-end text:name="__DdeLink__1860_3250742012"/></text:p>
          <text:p text:style-name="P15"><text:span text:style-name="T1"/></text:p>
        </text:list-item>
      </text:list>
      <text:p text:style-name="P12"><text:span text:style-name="T1"/></text:p>
      <text:p text:style-name="P14"><text:span text:style-name="T1">3.4.14 - Escrever uma sub-rotina que calcule o valor de PI através da série:</text:span></text:p>
      <text:p text:style-name="P12"><text:span text:style-name="T5">S = </text:span><text:span text:style-name="T6">1 </text:span><text:span text:style-name="T5">+</text:span><text:span text:style-name="T6"> 1 </text:span><text:span text:style-name="T5">+ </text:span><text:span text:style-name="T6">1 </text:span><text:span text:style-name="T5">+ … <text:s text:c="8"/>Sendo pi = raiz de 32 x 5</text:span></text:p>
      <text:p text:style-name="P12"><text:span text:style-name="T5"><text:s text:c="6"/>3</text:span><text:span text:style-name="T9">3 <text:s/></text:span><text:span text:style-name="T5"><text:s/>5</text:span><text:span text:style-name="T9">3 </text:span><text:span text:style-name="T5"><text:s text:c="3"/>7</text:span><text:span text:style-name="T9">3 </text:span></text:p>
      <text:p text:style-name="P14"><text:span text:style-name="T1">Deverá ser fornecido a sub-rotina </text:span><text:span text:style-name="T7">o número de termos da série para o calculo de pi.</text:span></text:p>
      <text:p text:style-name="P16"><text:span text:style-name="T7">E</text:span><text:span text:style-name="T1">screver um algoritmo que, fornecendo a sub-rotina, sucessivamente, o numero de termos (1, 2,3….N), escreva uma tabela com o valor de pi e número de termos utilizados. O valor de N deverá ser lido</text:span></text:p>
      <text:p text:style-name="P12"><text:span text:style-name="T1"/></text:p>
      <text:p text:style-name="P12"><text:span text:style-name="T1"/></text:p>
      <text:p text:style-name="P12"><text:span text:style-name="T1">3.4.1</text:span><text:span text:style-name="T5">5</text:span><text:span text:style-name="T1"> – </text:span><text:span text:style-name="T5">Escrever uma sub-rotina que calcule o valor de E através da série:</text:span></text:p>
      <text:p text:style-name="P12"><text:span text:style-name="T5">S = </text:span><text:span text:style-name="T6">1 </text:span><text:span text:style-name="T5">+</text:span><text:span text:style-name="T6"> 1 </text:span><text:span text:style-name="T5">+ </text:span><text:span text:style-name="T6">1 </text:span><text:span text:style-name="T5">+ …</text:span></text:p>
      <text:p text:style-name="P12"><text:span text:style-name="T5"><text:s text:c="5"/>1! <text:s text:c="3"/>2! <text:s text:c="2"/>3! </text:span></text:p>
      <text:p text:style-name="P14"><text:span text:style-name="T1">O número de termos da série deverá ser fornecido a sub-rotina como parâmetro.</text:span></text:p>
      <text:p text:style-name="P14"><text:span text:style-name="T1">Escrever um algoritmo que, utilizando a sub-rotina anterior, determine o número de termos da série necessário para calcular o valor de E, cuja diferença em relação ao valor obtido através da função EXP (1) será menor que 0.001.</text:span></text:p>
      <text:p text:style-name="P12"><text:span text:style-name="T1"/></text:p>
      <text:p text:style-name="P12"><text:soft-page-break/><text:span text:style-name="T1"/></text:p>
      <text:p text:style-name="P12"><text:span text:style-name="T1"/></text:p>
      <text:p text:style-name="P12"><text:span text:style-name="T1"><text:s/></text:span><text:line-break/><text:bookmark-start text:name="__DdeLink__1610_3250742012"/><text:span text:style-name="T1">3.4.17 – </text:span><text:span text:style-name="T7">Segundo a conjectura de Gol</text:span><text:span text:style-name="T8">d</text:span><text:span text:style-name="T7">bach, qualquer número par maior que 2, pode ser escrito como a somade dois números primos.</text:span></text:p>
      <text:p text:style-name="P16"><text:span text:style-name="T1">Exembplo: </text:span></text:p>
      <text:p text:style-name="P16"><text:span text:style-name="T1">8 = 3+5 <text:s text:c="3"/>16 = 11 +5. <text:s text:c="6"/>68 = 31 + 37 etc.</text:span></text:p>
      <text:p text:style-name="P16"><text:span text:style-name="T1">Dado um conjunto de números inteiros positivos, pares, fazer um algoritmo que calcule para cada número, um par de números primos cuja a soma seja igual ao próprio número. Adotar como flag um número negativo.</text:span></text:p>
      <text:p text:style-name="P16"><text:span text:style-name="T1">Para verificar se um número é primo, fazer uma sub-rotina que deverá retornar em uma variável lógica o valor verdadeiro, se o número for primo, e falso caso contrário.</text:span><text:bookmark-end text:name="__DdeLink__1610_3250742012"/></text:p>
      <text:p text:style-name="P1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7:37:46.609406888</meta:creation-date>
    <dc:date>2020-09-12T20:12:49.218998300</dc:date>
    <meta:editing-duration>PT3H21M1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3" meta:paragraph-count="33" meta:word-count="599" meta:character-count="3509" meta:non-whitespace-character-count="2687"/>
  </office:meta>
</office:document-meta>
</file>